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67cm"/>
    </style:style>
    <style:style style:family="table-row" style:name="ro1">
      <style:table-row-properties fo:break-before="auto" style:row-height="0.453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column" style:name="a2f659a">
      <style:table-column-properties style:column-width="5.1cm"/>
      <style:paragraph-properties fo:text-align="center"/>
    </style:style>
    <style:style style:family="table-row" style:name="ab0ebd3">
      <style:table-row-properties style:row-height="0.5cm"/>
      <style:paragraph-properties fo:text-align="center"/>
    </style:style>
    <style:style style:family="table-cell" style:name="a4ba918">
      <style:paragraph-properties fo:text-align="center"/>
      <style:text-properties fo:font-weight="bold" style:font-weight-asian="bold" style:font-weight-complex="bold"/>
    </style:style>
    <style:style style:family="table-cell" style:name="a6419f5">
      <style:paragraph-properties fo:text-align="center"/>
    </style:style>
    <style:style style:data-style-name="stringStyleCell" style:family="table-cell" style:name="a1c9173">
      <style:paragraph-properties fo:text-align="center"/>
    </style:style>
  </office:automatic-styles>
  <office:body>
    <office:spreadsheet>
      <table:table>
        <table:table-column table:default-cell-style-name="a1c9173" table:style-name="a2f659a"/>
        <table:table-column table:default-cell-style-name="a1c9173" table:style-name="a2f659a"/>
        <table:table-column table:default-cell-style-name="a1c9173" table:style-name="a2f659a"/>
        <table:table-column table:default-cell-style-name="a1c9173" table:style-name="a2f659a"/>
        <table:table-column table:default-cell-style-name="a1c9173" table:style-name="a2f659a"/>
        <table:table-row table:style-name="ab0ebd3">
          <table:table-cell office:string-value="Pair Id" office:value-type="string" table:style-name="a4ba918">
            <text:p>Pair Id</text:p>
          </table:table-cell>
          <table:table-cell office:string-value="IC&lt;randoop&gt;" office:value-type="string" table:style-name="a4ba918">
            <text:p>IC&lt;randoop&gt;</text:p>
          </table:table-cell>
          <table:table-cell office:string-value="EIC&lt;randoop&gt;" office:value-type="string" table:style-name="a4ba918">
            <text:p>EIC&lt;randoop&gt;</text:p>
          </table:table-cell>
          <table:table-cell office:string-value="IC&lt;evosuite&gt;" office:value-type="string" table:style-name="a4ba918">
            <text:p>IC&lt;evosuite&gt;</text:p>
          </table:table-cell>
          <table:table-cell office:string-value="EIC&lt;evosuite&gt;" office:value-type="string" table:style-name="a4ba918">
            <text:p>EIC&lt;evosuite&gt;</text:p>
          </table:table-cell>
          <table:table-cell office:string-value="Expected ?" office:value-type="string" table:style-name="a4ba918">
            <text:p>Expected ?</text:p>
          </table:table-cell>
        </table:table-row>
        <table:table-row table:style-name="">
          <table:table-cell office:string-value="branch14.0" office:value-type="string" table:style-name="">
            <text:p>branch14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5.0" office:value-type="string" table:style-name="">
            <text:p>branch35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4.0" office:value-type="string" table:style-name="">
            <text:p>branch24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29.0" office:value-type="string" table:style-name="">
            <text:p>branch29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</table:table>
      <table:table>
        <table:table-column table:default-cell-style-name="a1c9173" table:style-name="a2f659a"/>
        <table:table-column table:default-cell-style-name="a1c9173" table:style-name="a2f659a"/>
        <table:table-column table:default-cell-style-name="a1c9173" table:style-name="a2f659a"/>
        <table:table-column table:default-cell-style-name="a1c9173" table:style-name="a2f659a"/>
        <table:table-column table:default-cell-style-name="a1c9173" table:style-name="a2f659a"/>
        <table:table-row table:style-name="ab0ebd3">
          <table:table-cell office:string-value="Pair Id" office:value-type="string" table:style-name="a4ba918">
            <text:p>Pair Id</text:p>
          </table:table-cell>
          <table:table-cell office:string-value="IC&lt;randoop&gt;" office:value-type="string" table:style-name="a4ba918">
            <text:p>IC&lt;randoop&gt;</text:p>
          </table:table-cell>
          <table:table-cell office:string-value="EIC&lt;randoop&gt;" office:value-type="string" table:style-name="a4ba918">
            <text:p>EIC&lt;randoop&gt;</text:p>
          </table:table-cell>
          <table:table-cell office:string-value="IC&lt;evosuite&gt;" office:value-type="string" table:style-name="a4ba918">
            <text:p>IC&lt;evosuite&gt;</text:p>
          </table:table-cell>
          <table:table-cell office:string-value="EIC&lt;evosuite&gt;" office:value-type="string" table:style-name="a4ba918">
            <text:p>EIC&lt;evosuite&gt;</text:p>
          </table:table-cell>
        </table:table-row>
        <table:table-row table:style-name="">
          <table:table-cell office:string-value="branch14.0" office:value-type="string" table:style-name="">
            <text:p>branch14.0</text:p>
          </table:table-cell>
          <table:table-cell office:string-value="4321" office:value-type="string" table:style-name="">
            <text:p>4321</text:p>
          </table:table-cell>
          <table:table-cell office:string-value="4321" office:value-type="string" table:style-name="">
            <text:p>4321</text:p>
          </table:table-cell>
          <table:table-cell office:string-value="4321" office:value-type="string" table:style-name="">
            <text:p>4321</text:p>
          </table:table-cell>
          <table:table-cell office:string-value="4321" office:value-type="string" table:style-name="">
            <text:p>4321</text:p>
          </table:table-cell>
        </table:table-row>
        <table:table-row table:style-name="">
          <table:table-cell office:string-value="branch35.0" office:value-type="string" table:style-name="">
            <text:p>branch35.0</text:p>
          </table:table-cell>
          <table:table-cell office:string-value="193" office:value-type="string" table:style-name="">
            <text:p>193</text:p>
          </table:table-cell>
          <table:table-cell office:string-value="170" office:value-type="string" table:style-name="">
            <text:p>170</text:p>
          </table:table-cell>
          <table:table-cell office:string-value="116" office:value-type="string" table:style-name="">
            <text:p>116</text:p>
          </table:table-cell>
          <table:table-cell office:string-value="190" office:value-type="string" table:style-name="">
            <text:p>190</text:p>
          </table:table-cell>
        </table:table-row>
        <table:table-row table:style-name="">
          <table:table-cell office:string-value="branch24.0" office:value-type="string" table:style-name="">
            <text:p>branch24.0</text:p>
          </table:table-cell>
          <table:table-cell office:string-value="411" office:value-type="string" table:style-name="">
            <text:p>411</text:p>
          </table:table-cell>
          <table:table-cell office:string-value="713" office:value-type="string" table:style-name="">
            <text:p>713</text:p>
          </table:table-cell>
          <table:table-cell office:string-value="417" office:value-type="string" table:style-name="">
            <text:p>417</text:p>
          </table:table-cell>
          <table:table-cell office:string-value="519" office:value-type="string" table:style-name="">
            <text:p>519</text:p>
          </table:table-cell>
        </table:table-row>
        <table:table-row table:style-name="">
          <table:table-cell office:string-value="branch29.0" office:value-type="string" table:style-name="">
            <text:p>branch29.0</text:p>
          </table:table-cell>
          <table:table-cell office:string-value="410" office:value-type="string" table:style-name="">
            <text:p>410</text:p>
          </table:table-cell>
          <table:table-cell office:string-value="688" office:value-type="string" table:style-name="">
            <text:p>688</text:p>
          </table:table-cell>
          <table:table-cell office:string-value="231" office:value-type="string" table:style-name="">
            <text:p>231</text:p>
          </table:table-cell>
          <table:table-cell office:string-value="882" office:value-type="string" table:style-name="">
            <text:p>882</text:p>
          </table:table-cell>
        </table:table-row>
      </table:table>
      <table:table>
        <table:table-column table:default-cell-style-name="a1c9173" table:style-name="a2f659a"/>
        <table:table-column table:default-cell-style-name="a1c9173" table:style-name="a2f659a"/>
        <table:table-column table:default-cell-style-name="a1c9173" table:style-name="a2f659a"/>
        <table:table-column table:default-cell-style-name="a1c9173" table:style-name="a2f659a"/>
        <table:table-column table:default-cell-style-name="a1c9173" table:style-name="a2f659a"/>
        <table:table-row table:style-name="ab0ebd3">
          <table:table-cell office:string-value="Pair Id" office:value-type="string" table:style-name="a4ba918">
            <text:p>Pair Id</text:p>
          </table:table-cell>
          <table:table-cell office:string-value="IC&lt;randoop&gt;" office:value-type="string" table:style-name="a4ba918">
            <text:p>IC&lt;randoop&gt;</text:p>
          </table:table-cell>
          <table:table-cell office:string-value="EIC&lt;randoop&gt;" office:value-type="string" table:style-name="a4ba918">
            <text:p>EIC&lt;randoop&gt;</text:p>
          </table:table-cell>
          <table:table-cell office:string-value="IC&lt;evosuite&gt;" office:value-type="string" table:style-name="a4ba918">
            <text:p>IC&lt;evosuite&gt;</text:p>
          </table:table-cell>
          <table:table-cell office:string-value="EIC&lt;evosuite&gt;" office:value-type="string" table:style-name="a4ba918">
            <text:p>EIC&lt;evosuite&gt;</text:p>
          </table:table-cell>
        </table:table-row>
        <table:table-row table:style-name="">
          <table:table-cell office:string-value="branch14.0" office:value-type="string" table:style-name="">
            <text:p>branch14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0.0" office:value-type="string" table:style-name="">
            <text:p>0.0</text:p>
          </table:table-cell>
          <table:table-cell office:string-value="2.0" office:value-type="string" table:style-name="">
            <text:p>2.0</text:p>
          </table:table-cell>
        </table:table-row>
        <table:table-row table:style-name="">
          <table:table-cell office:string-value="branch35.0" office:value-type="string" table:style-name="">
            <text:p>branch35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19.23" office:value-type="string" table:style-name="">
            <text:p>19.23</text:p>
          </table:table-cell>
          <table:table-cell office:string-value="0.0" office:value-type="string" table:style-name="">
            <text:p>0.0</text:p>
          </table:table-cell>
        </table:table-row>
        <table:table-row table:style-name="">
          <table:table-cell office:string-value="branch24.0" office:value-type="string" table:style-name="">
            <text:p>branch24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20.0" office:value-type="string" table:style-name="">
            <text:p>20.0</text:p>
          </table:table-cell>
          <table:table-cell office:string-value="17.02" office:value-type="string" table:style-name="">
            <text:p>17.02</text:p>
          </table:table-cell>
        </table:table-row>
        <table:table-row table:style-name="">
          <table:table-cell office:string-value="branch29.0" office:value-type="string" table:style-name="">
            <text:p>branch29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93.55" office:value-type="string" table:style-name="">
            <text:p>93.55</text:p>
          </table:table-cell>
          <table:table-cell office:string-value="21.59" office:value-type="string" table:style-name="">
            <text:p>21.59</text:p>
          </table:table-cell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table-cell">
      <style:table-cell-properties style:decimal-places="2"/>
      <style:paragraph-properties style:tab-stop-distance="1.25cm"/>
      <style:text-properties fo:country="DE" fo:language="de" style:country-asian="none" style:country-complex="none" style:font-name="Arial" style:font-name-asian="Lucida Sans Unicode" style:font-name-complex="Tahoma" style:language-asian="zxx" style:language-complex="zxx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/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/>
      <style:map style:apply-style-name="N106P0" style:condition="value()&gt;=0"/>
    </number:currency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/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DFDOM/0.6.1$Build-1</meta:generator>
    <meta:user-defined meta:name="Info 1"/>
    <meta:user-defined meta:name="Info 2"/>
    <meta:user-defined meta:name="Info 3"/>
    <meta:user-defined meta:name="Info 4"/>
  </office:meta>
</office:document-meta>
</file>